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8d38" officeooo:paragraph-rsid="001f8d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comm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09:51:06.530269888</meta:creation-date>
    <dc:date>2022-11-25T09:51:31.820345568</dc:date>
    <meta:editing-duration>PT26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7.3.7.2$Linux_X86_64 LibreOffice_project/30$Build-2</meta:generator>
  </office:meta>
</office:document-meta>
</file>